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Fonts/Font_Amstelvar_Roman_1.ttf" manifest:media-type="application/x-font-ttf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mstelvar Roman" svg:font-family="'Amstelvar Roman'" style:font-pitch="variable">
      <svg:font-face-src>
        <svg:font-face-uri xlink:href="Fonts/Font_Amstelvar_Roman_1.ttf" xlink:type="simple" loext:font-style="normal" loext:font-weight="normal">
          <svg:font-face-format svg:string="truetype"/>
        </svg:font-face-uri>
      </svg:font-face-src>
    </style:font-face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2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font-name="Amstelvar Roman"/>
    </style:style>
    <style:style style:name="P2" style:family="paragraph">
      <loext:graphic-properties draw:fill-color="#ffffff"/>
    </style:style>
    <style:style style:name="T1" style:family="text">
      <style:text-properties style:font-name="Amstelvar Roman" fo:font-size="24pt" loext:font-variation-settings="&quot;wght&quot; 400, &quot;wdth&quot; 100"/>
    </style:style>
    <style:style style:name="T2" style:family="text">
      <style:text-properties style:font-name="Amstelvar Roman" fo:font-size="24pt" loext:font-variation-settings="&quot;wght&quot; 623, &quot;wdth&quot; 100"/>
    </style:style>
    <style:style style:name="T3" style:family="text">
      <style:text-properties style:font-name="Amstelvar Roman" fo:font-size="24pt" loext:font-variation-settings="&quot;wght&quot; 400, &quot;wdth&quot; 87"/>
    </style:style>
    <style:style style:name="T4" style:family="text">
      <style:text-properties style:font-name="Amstelvar Roman" fo:font-size="24pt" loext:font-variation-settings="&quot;wght&quot; 623, &quot;wdth&quot; 87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cm" svg:height="3cm" svg:x="2cm" svg:y="2cm">
          <draw:text-box>
            <text:p><text:span text:style-name="T1">Weight 400, Width 100</text:span></text:p>
          </draw:text-box>
        </draw:frame>
        <draw:frame draw:style-name="gr1" draw:text-style-name="P1" draw:layer="layout" svg:width="20cm" svg:height="3cm" svg:x="2cm" svg:y="6cm">
          <draw:text-box>
            <text:p><text:span text:style-name="T2">Weight 623, Width 100</text:span></text:p>
          </draw:text-box>
        </draw:frame>
        <draw:frame draw:style-name="gr1" draw:text-style-name="P1" draw:layer="layout" svg:width="20cm" svg:height="3cm" svg:x="2cm" svg:y="10cm">
          <draw:text-box>
            <text:p><text:span text:style-name="T3">Weight 400, Width 87</text:span></text:p>
          </draw:text-box>
        </draw:frame>
        <draw:frame draw:style-name="gr1" draw:text-style-name="P1" draw:layer="layout" svg:width="20cm" svg:height="3cm" svg:x="2cm" svg:y="14cm">
          <draw:text-box>
            <text:p><text:span text:style-name="T4">Weight 623, Width 8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mstelvar Roman" svg:font-family="'Amstelvar Roman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EG" style:font-name-asian="Tahoma" style:font-size-asian="24pt" style:language-asian="zh" style:country-asian="CN" style:font-name-complex="Tahoma" style:font-size-complex="24pt" style:language-complex="ar" style:country-complex="EG"/>
    </style:default-style>
    <style:style style:name="standard" style:family="graphic">
      <style:graphic-properties draw:stroke="solid" svg:stroke-width="0.106cm" svg:stroke-color="#127a02" draw:marker-start-width="0.2cm" draw:marker-start-center="false" draw:marker-end-width="0.2cm" draw:marker-end-center="false" draw:fill="solid" draw:fill-color="#18a303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loext:stroke-complex-color loext:theme-type="accent1" loext:color-type="theme">
          <loext:transformation loext:type="lummod" loext:value="7500"/>
          <loext:transformation loext:type="lumoff" loext:value="0"/>
        </loext:stroke-complex-color>
        <loext:fill-complex-color loext:theme-type="accent1" loext:color-type="theme"/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loext:font-optical-sizing="auto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 loext:font-optical-sizing="auto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loext:font-optical-sizing="auto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loext:font-optical-sizing="auto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loext:font-optical-sizing="auto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loext:font-optical-sizing="auto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loext:font-optical-sizing="auto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1.543cm" svg:y="2.465cm" svg:width="17.934cm" svg:height="4.959cm"/>
      <presentation:placeholder presentation:object="subtitle" svg:x="1.543cm" svg:y="8.256cm" svg:width="17.934cm" svg:height="18.71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>
        <loext:fill-complex-color loext:theme-type="accent1" loext:color-type="theme"/>
      </style:graphic-properties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>
        <loext:fill-complex-color loext:theme-type="accent1" loext:color-type="theme"/>
      </style:graphic-properties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5T02:22:36.593792000</dc:date>
    <meta:editing-duration>PT39S</meta:editing-duration>
    <meta:editing-cycles>2</meta:editing-cycles>
    <meta:generator>LibreOfficeDev/26.8.0.0.alpha0$MacOSX_AARCH64 LibreOffice_project/ddfdd78b16f9cf544ed7af1adf1d7de8b52cf70e</meta:generator>
    <meta:document-statistic meta:object-count="27"/>
  </office:meta>
</office:document-meta>
</file>